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style="italic" style:text-underline-style="solid" style:text-underline-width="auto" style:text-underline-color="font-color" fo:font-weight="bold" style:font-size-asian="35pt" style:font-style-asian="italic" style:font-weight-asian="bold" style:font-size-complex="40pt" style:font-style-complex="italic"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style>
    <style:style style:name="T1" style:family="text">
      <style:text-properties fo:font-variant="normal" fo:text-transform="none" fo:color="#000000" style:font-name="arial" fo:font-size="12pt" fo:letter-spacing="normal" fo:font-style="normal" style:text-underline-style="solid" style:text-underline-width="auto" style:text-underline-color="font-color" fo:font-weight="bold"/>
    </style:style>
    <style:style style:name="T2" style:family="text">
      <style:text-properties fo:font-variant="normal" fo:text-transform="none" fo:color="#000000" style:font-name="arial" fo:font-size="12pt" fo:letter-spacing="normal" fo:font-style="normal" style:text-underline-style="none" fo:font-weight="bold"/>
    </style:style>
    <style:style style:name="T3" style:family="text">
      <style:text-properties fo:font-variant="normal" fo:text-transform="none" fo:color="#000000" style:font-name="arial" fo:font-size="9.7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4" style:family="text">
      <style:text-properties fo:font-variant="normal" fo:text-transform="none" fo:color="#000000" style:font-name="arial" fo:font-size="9.75pt" fo:letter-spacing="normal" fo:font-style="normal" style:text-underline-style="none" fo:font-weight="bold" style:font-size-asian="10.5pt" style:font-style-asian="normal" style:font-weight-asian="bold" style:font-size-complex="12pt" style:font-style-complex="normal" style:font-weight-complex="bold"/>
    </style:style>
    <style:style style:name="T5" style:family="text">
      <style:text-properties fo:font-variant="normal" fo:text-transform="none" fo:color="#000000" style:font-name="arial" fo:font-size="9.75pt" fo:letter-spacing="normal"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Arial" fo:font-size="12pt" fo:letter-spacing="normal" fo:font-style="normal" style:text-underline-style="none" fo:font-weight="bold"/>
    </style:style>
    <style:style style:name="T7" style:family="text">
      <style:text-properties fo:font-variant="normal" fo:text-transform="none" fo:color="#0000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font-name="Arial" fo:font-size="9.75pt" fo:letter-spacing="normal" fo:font-style="normal" style:text-underline-style="none" fo:font-weight="bold" style:font-size-asian="10.5pt" style:font-style-asian="normal" style:font-weight-asian="bold" style:font-size-complex="12pt" style:font-style-complex="normal" style:font-weight-complex="bold"/>
    </style:style>
    <style:style style:name="T9" style:family="text">
      <style:text-properties fo:font-variant="normal" fo:text-transform="none" fo:color="#0000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T15" style:family="text">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ion Resonare</text:p>
      <text:p text:style-name="P4">High Concept </text:p>
      <text:p text:style-name="P2"/>
      <text:p text:style-name="P2">Vision Resonare ist Vritual Reality Schwertkampfsimulator mit Blindenmodus und Bewegundssteuerung.</text:p>
      <text:p text:style-name="P2"/>
      <text:p text:style-name="P3">Genre</text:p>
      <text:p text:style-name="P2"/>
      <text:p text:style-name="P2">VR</text:p>
      <text:p text:style-name="P2">Simulation</text:p>
      <text:p text:style-name="P2">Fantasy</text:p>
      <text:p text:style-name="P2">Action</text:p>
      <text:p text:style-name="P2">Maze</text:p>
      <text:p text:style-name="P2">Komedie</text:p>
      <text:p text:style-name="P2">Gelegenheitsspiel</text:p>
      <text:p text:style-name="P2"/>
      <text:p text:style-name="P2"/>
      <text:p text:style-name="P3">Zielgruppe</text:p>
      <text:p text:style-name="P3"/>
      <text:p text:style-name="P2">Blinde</text:p>
      <text:p text:style-name="P2">Gelegenheitsspieler</text:p>
      <text:p text:style-name="P2">VR</text:p>
      <text:p text:style-name="P2">Schwertkampf</text:p>
      <text:p text:style-name="P2">Fantasy</text:p>
      <text:p text:style-name="P3"/>
      <text:p text:style-name="P3">Gameplay</text:p>
      <text:p text:style-name="P3"/>
      <text:p text:style-name="P2">Der Spieler findet sich in einem Virtual Reality Schloss wieder und muss sich sein weg durch ein Labyrinth aus Zimmern bahnen wobei er mit zwei Schertern bewaffnet Gegnerwellen aus diverser Wolfsartigen trotzen muss.</text:p>
      <text:p text:style-name="P3"/>
      <text:p text:style-name="P3">Story</text:p>
      <text:p text:style-name="P3"/>
      <text:p text:style-name="P6"><text:span text:style-name="T10">Der Spieler schlüpft in die Haut des blinden Vampires “</text:span><text:span text:style-name="T15">Vedere L</text:span><text:a xlink:type="simple" xlink:href="https://browse.dict.cc/rumaenisch-deutsch/lipsă.html" text:style-name="Internet_20_link" text:visited-style-name="Visited_20_Internet_20_Link"><text:span text:style-name="T7">ipsă</text:span></text:a><text:span text:style-name="T15"> R</text:span><text:a xlink:type="simple" xlink:href="https://browse.dict.cc/rumaenisch-deutsch/răstit.html" text:style-name="Internet_20_link" text:visited-style-name="Visited_20_Internet_20_Link"><text:span text:style-name="T7">ăstit</text:span></text:a><text:span text:style-name="T11"> </text:span><text:span text:style-name="T10">”(Augenlicht/Abwesenheit/Herrisch). Dieser wird zu Beginn der Ereignisse von seinem Diener “</text:span><text:span text:style-name="T14">V</text:span><text:a xlink:type="simple" xlink:href="https://browse.dict.cc/rumaenisch-deutsch/vântoasă.html" text:style-name="Internet_20_link" text:visited-style-name="Visited_20_Internet_20_Link"><text:span text:style-name="T6">ântoasă</text:span></text:a><text:span text:style-name="T10">”(Wirbelwind) einer frechen Fledermaus aus seinem Schlaf gerissen.</text:span></text:p>
      <text:p text:style-name="P2">In einem kurzen Dialog erfährt er, dass sein Schloss von einem Rudel Werwölfe attackiert wird, welche bereits in das Gemäuer eingedrungen sind. Der Schlossherr bewaffnet sich daraufhin mit seinen beiden Schwertern und tritt den humanoiden Raubtieren entgegen, um sein Schloss zurück zu fordern.</text:p>
      <text:p text:style-name="P2"/>
      <text:p text:style-name="P3">Plattform</text:p>
      <text:p text:style-name="P2"/>
      <text:p text:style-name="P2">Steam </text:p>
      <text:p text:style-name="P2">Windows 10</text:p>
      <text:p text:style-name="P2"/>
      <text:p text:style-name="P3">Setting</text:p>
      <text:p text:style-name="P2"/>
      <text:p text:style-name="P2">Das Spiel spielt sich in einem Schloss ab, welches vom Interiör ausgehend einem Zeitraum zwischen dem 17. -19. Jahrhundert zu zu ordnen ist. Da es sich hierbei um ein Anwesen weit ab von <text:soft-page-break/>menschlichen Siedlungen handelt, dass von einem Vampir bewohnt wird, bleibt die Frage nach der tatsächlichen Zeit ungeklärt.</text:p>
      <text:p text:style-name="P2">Da sich die Ergeinisse innerhalb des Spieles des Nachts zutragen, ist das Setting insgesamt recht düster gehalten. Das Schloss wirkt zwar intakt, aber unbewohnt und “eingestaubt”.</text:p>
      <text:p text:style-name="P2">Als kontrast zur dunklen Umgebung soll der Gehilfe des Hauptcharakters, eine vorlaute Fledermaus, einige komödiantische und humoristische Aspekte ins Spielgeschehen bringe.</text:p>
      <text:p text:style-name="P2"/>
      <text:p text:style-name="P3">Features</text:p>
      <text:p text:style-name="P2"/>
      <text:p text:style-name="P2">3D Sound </text:p>
      <text:p text:style-name="P2">Spawn Limit</text:p>
      <text:p text:style-name="P2">Speichern/Laden</text:p>
      <text:p text:style-name="P2">Bewegungssteuernug</text:p>
      <text:p text:style-name="P2">Blutrausch</text:p>
      <text:p text:style-name="P2"/>
      <text:p text:style-name="P2"/>
      <text:p text:style-name="P3">Marketing</text:p>
      <text:p text:style-name="P3"/>
      <text:p text:style-name="P2">Gamescom</text:p>
      <text:p text:style-name="P2">Betatester</text:p>
      <text:p text:style-name="P2">Influencer Propaganda</text:p>
      <text:p text:style-name="P2">Net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6T14:13:37.521000000</meta:creation-date>
    <dc:date>2019-08-26T15:56:28.54</dc:date>
    <meta:editing-duration>PT57M24S</meta:editing-duration>
    <meta:editing-cycles>2</meta:editing-cycles>
    <meta:generator>OpenOffice/4.1.6$Win32 OpenOffice.org_project/416m1$Build-9790</meta:generator>
    <meta:document-statistic meta:table-count="0" meta:image-count="0" meta:object-count="0" meta:page-count="3" meta:paragraph-count="40" meta:word-count="252" meta:character-count="1827"/>
  </office:meta>
</office:document-meta>
</file>